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66b3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4" table:default-cell-style-name="Default"/>
        <table:table-column table:style-name="co1" table:number-columns-repeated="8" table:default-cell-style-name="ce4"/>
        <table:table-column table:style-name="co1" table:default-cell-style-name="Default"/>
        <table:table-column table:style-name="co1" table:number-columns-repeated="7" table:default-cell-style-name="ce3"/>
        <table:table-column table:style-name="co1" table:number-columns-repeated="2" table:default-cell-style-name="Default"/>
        <table:table-column table:style-name="co1" table:number-columns-repeated="12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_efficace</text:p>
          </table:table-cell>
          <table:table-cell table:number-columns-repeated="23"/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number-columns-repeated="24"/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K \ T_moy</text:p>
          </table:table-cell>
          <table:table-cell office:value-type="float" office:value="39.368" calcext:value-type="float">
            <text:p>39,368</text:p>
          </table:table-cell>
          <table:table-cell office:value-type="float" office:value="39.28" calcext:value-type="float">
            <text:p>39,28</text:p>
          </table:table-cell>
          <table:table-cell office:value-type="float" office:value="37.411" calcext:value-type="float">
            <text:p>37,411</text:p>
          </table:table-cell>
          <table:table-cell office:value-type="float" office:value="42.197" calcext:value-type="float">
            <text:p>42,197</text:p>
          </table:table-cell>
          <table:table-cell office:value-type="float" office:value="40.976" calcext:value-type="float">
            <text:p>40,976</text:p>
          </table:table-cell>
          <table:table-cell office:value-type="float" office:value="38.808" calcext:value-type="float">
            <text:p>38,808</text:p>
          </table:table-cell>
          <table:table-cell office:value-type="float" office:value="39.195" calcext:value-type="float">
            <text:p>39,195</text:p>
          </table:table-cell>
          <table:table-cell office:value-type="float" office:value="42.295" calcext:value-type="float">
            <text:p>42,295</text:p>
          </table:table-cell>
          <table:table-cell office:value-type="float" office:value="45.17" calcext:value-type="float">
            <text:p>45,17</text:p>
          </table:table-cell>
          <table:table-cell office:value-type="float" office:value="39.094" calcext:value-type="float">
            <text:p>39,094</text:p>
          </table:table-cell>
          <table:table-cell office:value-type="float" office:value="38.643" calcext:value-type="float">
            <text:p>38,643</text:p>
          </table:table-cell>
          <table:table-cell office:value-type="float" office:value="48.01" calcext:value-type="float">
            <text:p>48,01</text:p>
          </table:table-cell>
          <table:table-cell table:number-columns-repeated="2"/>
          <table:table-cell table:style-name="ce4" office:value-type="float" office:value="27.913" calcext:value-type="float">
            <text:p>27,913</text:p>
          </table:table-cell>
          <table:table-cell table:style-name="ce4" office:value-type="float" office:value="26.368" calcext:value-type="float">
            <text:p>26,368</text:p>
          </table:table-cell>
          <table:table-cell table:style-name="ce4" office:value-type="float" office:value="28.673" calcext:value-type="float">
            <text:p>28,673</text:p>
          </table:table-cell>
          <table:table-cell table:style-name="ce4" office:value-type="float" office:value="28.371" calcext:value-type="float">
            <text:p>28,371</text:p>
          </table:table-cell>
          <table:table-cell table:style-name="ce4" office:value-type="float" office:value="22.748" calcext:value-type="float">
            <text:p>22,748</text:p>
          </table:table-cell>
          <table:table-cell table:style-name="ce4" office:value-type="float" office:value="20.446" calcext:value-type="float">
            <text:p>20,446</text:p>
          </table:table-cell>
          <table:table-cell table:style-name="ce4" office:value-type="float" office:value="20.653" calcext:value-type="float">
            <text:p>20,653</text:p>
          </table:table-cell>
          <table:table-cell table:style-name="ce4" office:value-type="float" office:value="35.031" calcext:value-type="float">
            <text:p>35,031</text:p>
          </table:table-cell>
          <table:table-cell table:style-name="ce4" office:value-type="float" office:value="34.881" calcext:value-type="float">
            <text:p>34,881</text:p>
          </table:table-cell>
          <table:table-cell office:value-type="float" office:value="36.139" calcext:value-type="float">
            <text:p>36,139</text:p>
          </table:table-cell>
          <table:table-cell office:value-type="float" office:value="42.694" calcext:value-type="float">
            <text:p>42,694</text:p>
          </table:table-cell>
          <table:table-cell table:number-columns-repeated="2" office:value-type="float" office:value="43.579" calcext:value-type="float">
            <text:p>43,579</text:p>
          </table:table-cell>
          <table:table-cell office:value-type="float" office:value="49.612" calcext:value-type="float">
            <text:p>49,612</text:p>
          </table:table-cell>
          <table:table-cell office:value-type="float" office:value="47.726" calcext:value-type="float">
            <text:p>47,726</text:p>
          </table:table-cell>
          <table:table-cell office:value-type="float" office:value="48.471" calcext:value-type="float">
            <text:p>48,471</text:p>
          </table:table-cell>
          <table:table-cell office:value-type="float" office:value="51.652" calcext:value-type="float">
            <text:p>51,652</text:p>
          </table:table-cell>
          <table:table-cell/>
          <table:table-cell office:value-type="float" office:value="31.201" calcext:value-type="float">
            <text:p>31,201</text:p>
          </table:table-cell>
          <table:table-cell office:value-type="float" office:value="38.403" calcext:value-type="float">
            <text:p>38,403</text:p>
          </table:table-cell>
          <table:table-cell office:value-type="float" office:value="39.631" calcext:value-type="float">
            <text:p>39,631</text:p>
          </table:table-cell>
          <table:table-cell office:value-type="float" office:value="44.198" calcext:value-type="float">
            <text:p>44,198</text:p>
          </table:table-cell>
          <table:table-cell office:value-type="float" office:value="47.543" calcext:value-type="float">
            <text:p>47,543</text:p>
          </table:table-cell>
          <table:table-cell office:value-type="float" office:value="42.9" calcext:value-type="float">
            <text:p>42,9</text:p>
          </table:table-cell>
          <table:table-cell office:value-type="float" office:value="45.532" calcext:value-type="float">
            <text:p>45,532</text:p>
          </table:table-cell>
          <table:table-cell table:style-name="ce3" office:value-type="float" office:value="51.669" calcext:value-type="float">
            <text:p>51,669</text:p>
          </table:table-cell>
          <table:table-cell table:style-name="ce3" office:value-type="float" office:value="48.236" calcext:value-type="float">
            <text:p>48,236</text:p>
          </table:table-cell>
          <table:table-cell office:value-type="float" office:value="48.693" calcext:value-type="float">
            <text:p>48,693</text:p>
          </table:table-cell>
          <table:table-cell office:value-type="float" office:value="49.705" calcext:value-type="float">
            <text:p>49,705</text:p>
          </table:table-cell>
          <table:table-cell office:value-type="float" office:value="55.378" calcext:value-type="float">
            <text:p>55,378</text:p>
          </table:table-cell>
          <table:table-cell office:value-type="float" office:value="56.199" calcext:value-type="float">
            <text:p>56,199</text:p>
          </table:table-cell>
          <table:table-cell office:value-type="float" office:value="57.304" calcext:value-type="float">
            <text:p>57,304</text:p>
          </table:table-cell>
          <table:table-cell office:value-type="float" office:value="56.608" calcext:value-type="float">
            <text:p>56,608</text:p>
          </table:table-cell>
          <table:table-cell office:value-type="float" office:value="55.104" calcext:value-type="float">
            <text:p>55,104</text:p>
          </table:table-cell>
          <table:table-cell office:value-type="float" office:value="55.677" calcext:value-type="float">
            <text:p>55,677</text:p>
          </table:table-cell>
          <table:table-cell office:value-type="float" office:value="32.201" calcext:value-type="float">
            <text:p>32,201</text:p>
          </table:table-cell>
          <table:table-cell office:value-type="float" office:value="39.403" calcext:value-type="float">
            <text:p>39,403</text:p>
          </table:table-cell>
          <table:table-cell office:value-type="float" office:value="40.631" calcext:value-type="float">
            <text:p>40,631</text:p>
          </table:table-cell>
          <table:table-cell office:value-type="float" office:value="45.198" calcext:value-type="float">
            <text:p>45,1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6.56" calcext:value-type="float">
            <text:p>6,56</text:p>
          </table:table-cell>
          <table:table-cell table:number-columns-repeated="4"/>
          <table:table-cell table:style-name="ce4" office:value-type="float" office:value="0.557" calcext:value-type="float">
            <text:p>0,557</text:p>
          </table:table-cell>
          <table:table-cell table:style-name="ce4" office:value-type="float" office:value="0.552" calcext:value-type="float">
            <text:p>0,552</text:p>
          </table:table-cell>
          <table:table-cell table:style-name="ce4" table:number-columns-repeated="4"/>
          <table:table-cell table:style-name="ce4" office:value-type="float" office:value="0.527" calcext:value-type="float">
            <text:p>0,527</text:p>
          </table:table-cell>
          <table:table-cell table:style-name="ce4" table:number-columns-repeated="2"/>
          <table:table-cell table:number-columns-repeated="5"/>
          <table:table-cell office:value-type="float" office:value="0.487" calcext:value-type="float">
            <text:p>0,487</text:p>
          </table:table-cell>
          <table:table-cell office:value-type="float" office:value="0.482" calcext:value-type="float">
            <text:p>0,482</text:p>
          </table:table-cell>
          <table:table-cell table:number-columns-repeated="2"/>
          <table:table-cell office:value-type="float" office:value="0.226" calcext:value-type="float">
            <text:p>0,226</text:p>
          </table:table-cell>
          <table:table-cell/>
          <table:table-cell office:value-type="float" office:value="0.305" calcext:value-type="float">
            <text:p>0,305</text:p>
          </table:table-cell>
          <table:table-cell table:number-columns-repeated="4"/>
          <table:table-cell table:style-name="ce3"/>
          <table:table-cell table:style-name="ce3" office:value-type="float" office:value="0.228" calcext:value-type="float">
            <text:p>0,228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5" calcext:value-type="float">
            <text:p>0,295</text:p>
          </table:table-cell>
          <table:table-cell table:number-columns-repeated="6"/>
          <table:table-cell office:value-type="float" office:value="1.226" calcext:value-type="float">
            <text:p>1,226</text:p>
          </table:table-cell>
          <table:table-cell/>
          <table:table-cell office:value-type="float" office:value="1.305" calcext:value-type="float">
            <text:p>1,3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3.339" calcext:value-type="float">
            <text:p>33,339</text:p>
          </table:table-cell>
          <table:table-cell table:number-columns-repeated="2"/>
          <table:table-cell office:value-type="float" office:value="33.628" calcext:value-type="float">
            <text:p>33,628</text:p>
          </table:table-cell>
          <table:table-cell table:number-columns-repeated="8"/>
          <table:table-cell table:style-name="ce4" table:number-columns-repeated="3"/>
          <table:table-cell table:style-name="ce4" office:value-type="float" office:value="1.761" calcext:value-type="float">
            <text:p>1,761</text:p>
          </table:table-cell>
          <table:table-cell table:style-name="ce4" table:number-columns-repeated="5"/>
          <table:table-cell table:number-columns-repeated="16"/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37.88" calcext:value-type="float">
            <text:p>37,88</text:p>
          </table:table-cell>
          <table:table-cell table:number-columns-repeated="7"/>
          <table:table-cell table:style-name="ce4" table:number-columns-repeated="2"/>
          <table:table-cell table:style-name="ce4" office:value-type="float" office:value="1.738" calcext:value-type="float">
            <text:p>1,738</text:p>
          </table:table-cell>
          <table:table-cell table:style-name="ce4"/>
          <table:table-cell table:style-name="ce4" office:value-type="float" office:value="2.137" calcext:value-type="float">
            <text:p>2,137</text:p>
          </table:table-cell>
          <table:table-cell table:style-name="ce4" office:value-type="float" office:value="1.943" calcext:value-type="float">
            <text:p>1,943</text:p>
          </table:table-cell>
          <table:table-cell table:style-name="ce4" table:number-columns-repeated="3"/>
          <table:table-cell table:number-columns-repeated="2"/>
          <table:table-cell office:value-type="float" office:value="1.562" calcext:value-type="float">
            <text:p>1,562</text:p>
          </table:table-cell>
          <table:table-cell table:number-columns-repeated="4"/>
          <table:table-cell office:value-type="float" office:value="1.658" calcext:value-type="float">
            <text:p>1,658</text:p>
          </table:table-cell>
          <table:table-cell table:number-columns-repeated="2"/>
          <table:table-cell office:value-type="float" office:value="2.073" calcext:value-type="float">
            <text:p>2,073</text:p>
          </table:table-cell>
          <table:table-cell table:number-columns-repeated="3"/>
          <table:table-cell office:value-type="float" office:value="2.077" calcext:value-type="float">
            <text:p>2,077</text:p>
          </table:table-cell>
          <table:table-cell/>
          <table:table-cell table:style-name="ce3" table:number-columns-repeated="2"/>
          <table:table-cell table:number-columns-repeated="2"/>
          <table:table-cell office:value-type="float" office:value="1.432" calcext:value-type="float">
            <text:p>1,432</text:p>
          </table:table-cell>
          <table:table-cell office:value-type="float" office:value="1.336" calcext:value-type="float">
            <text:p>1,336</text:p>
          </table:table-cell>
          <table:table-cell office:value-type="float" office:value="1.615" calcext:value-type="float">
            <text:p>1,615</text:p>
          </table:table-cell>
          <table:table-cell table:number-columns-repeated="4"/>
          <table:table-cell office:value-type="float" office:value="3.073" calcext:value-type="float">
            <text:p>3,073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office:value-type="float" office:value="33.741" calcext:value-type="float">
            <text:p>33,741</text:p>
          </table:table-cell>
          <table:table-cell table:number-columns-repeated="2"/>
          <table:table-cell office:value-type="float" office:value="37.905" calcext:value-type="float">
            <text:p>37,905</text:p>
          </table:table-cell>
          <table:table-cell table:number-columns-repeated="5"/>
          <table:table-cell office:value-type="float" office:value="8.93" calcext:value-type="float">
            <text:p>8,93</text:p>
          </table:table-cell>
          <table:table-cell office:value-type="float" office:value="30.856" calcext:value-type="float">
            <text:p>30,856</text:p>
          </table:table-cell>
          <table:table-cell table:number-columns-repeated="2"/>
          <table:table-cell table:style-name="ce4" table:number-columns-repeated="7"/>
          <table:table-cell table:style-name="ce4" office:value-type="float" office:value="1.866" calcext:value-type="float">
            <text:p>1,866</text:p>
          </table:table-cell>
          <table:table-cell table:style-name="ce4" office:value-type="float" office:value="1.85" calcext:value-type="float">
            <text:p>1,85</text:p>
          </table:table-cell>
          <table:table-cell/>
          <table:table-cell office:value-type="float" office:value="1.833" calcext:value-type="float">
            <text:p>1,833</text:p>
          </table:table-cell>
          <table:table-cell table:number-columns-repeated="14"/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  <table:table-cell office:value-type="float" office:value="47.475" calcext:value-type="float">
            <text:p>47,475</text:p>
          </table:table-cell>
          <table:table-cell table:number-columns-repeated="6"/>
          <table:table-cell table:style-name="ce4" table:number-columns-repeated="9"/>
          <table:table-cell table:number-columns-repeated="3"/>
          <table:table-cell office:value-type="float" office:value="1.562" calcext:value-type="float">
            <text:p>1,562</text:p>
          </table:table-cell>
          <table:table-cell table:number-columns-repeated="8"/>
          <table:table-cell office:value-type="float" office:value="2.015" calcext:value-type="float">
            <text:p>2,015</text:p>
          </table:table-cell>
          <table:table-cell table:number-columns-repeated="2"/>
          <table:table-cell office:value-type="float" office:value="2.014" calcext:value-type="float">
            <text:p>2,014</text:p>
          </table:table-cell>
          <table:table-cell table:style-name="ce3" table:number-columns-repeated="2"/>
          <table:table-cell table:number-columns-repeated="5"/>
          <table:table-cell office:value-type="float" office:value="1.946" calcext:value-type="float">
            <text:p>1,946</text:p>
          </table:table-cell>
          <table:table-cell office:value-type="float" office:value="1.799" calcext:value-type="float">
            <text:p>1,799</text:p>
          </table:table-cell>
          <table:table-cell table:number-columns-repeated="4"/>
          <table:table-cell office:value-type="float" office:value="3.015" calcext:value-type="float">
            <text:p>3,015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4.992" calcext:value-type="float">
            <text:p>44,992</text:p>
          </table:table-cell>
          <table:table-cell table:number-columns-repeated="2"/>
          <table:table-cell office:value-type="float" office:value="42.797" calcext:value-type="float">
            <text:p>42,797</text:p>
          </table:table-cell>
          <table:table-cell table:number-columns-repeated="10"/>
          <table:table-cell table:style-name="ce4" table:number-columns-repeated="9"/>
          <table:table-cell office:value-type="float" office:value="2.052" calcext:value-type="float">
            <text:p>2,052</text:p>
          </table:table-cell>
          <table:table-cell table:number-columns-repeated="15"/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8"/>
          <table:table-cell office:value-type="float" office:value="42.019" calcext:value-type="float">
            <text:p>42,019</text:p>
          </table:table-cell>
          <table:table-cell table:number-columns-repeated="5"/>
          <table:table-cell table:style-name="ce4" table:number-columns-repeated="9"/>
          <table:table-cell table:number-columns-repeated="4"/>
          <table:table-cell office:value-type="float" office:value="2.016" calcext:value-type="float">
            <text:p>2,016</text:p>
          </table:table-cell>
          <table:table-cell table:number-columns-repeated="8"/>
          <table:table-cell office:value-type="float" office:value="2.014" calcext:value-type="float">
            <text:p>2,014</text:p>
          </table:table-cell>
          <table:table-cell table:number-columns-repeated="2"/>
          <table:table-cell table:style-name="ce3" office:value-type="float" office:value="2.069" calcext:value-type="float">
            <text:p>2,069</text:p>
          </table:table-cell>
          <table:table-cell table:style-name="ce3"/>
          <table:table-cell table:number-columns-repeated="7"/>
          <table:table-cell office:value-type="float" office:value="2.139" calcext:value-type="float">
            <text:p>2,139</text:p>
          </table:table-cell>
          <table:table-cell table:number-columns-repeated="10"/>
        </table:table-row>
        <table:table-row table:style-name="ro1">
          <table:table-cell table:number-columns-repeated="19"/>
          <table:table-cell table:style-name="ce3" table:number-columns-repeated="14"/>
          <table:table-cell table:number-columns-repeated="9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I_instantanée</text:p>
          </table:table-cell>
          <table:table-cell table:number-columns-repeated="18"/>
          <table:table-cell table:style-name="ce3" table:number-columns-repeated="14"/>
          <table:table-cell table:number-columns-repeated="9"/>
          <table:table-cell table:style-name="Default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K \ T_moy</text:p>
          </table:table-cell>
          <table:table-cell office:value-type="float" office:value="39.368" calcext:value-type="float">
            <text:p>39,368</text:p>
          </table:table-cell>
          <table:table-cell office:value-type="float" office:value="39.28" calcext:value-type="float">
            <text:p>39,28</text:p>
          </table:table-cell>
          <table:table-cell office:value-type="float" office:value="37.411" calcext:value-type="float">
            <text:p>37,411</text:p>
          </table:table-cell>
          <table:table-cell office:value-type="float" office:value="42.197" calcext:value-type="float">
            <text:p>42,197</text:p>
          </table:table-cell>
          <table:table-cell office:value-type="float" office:value="40.976" calcext:value-type="float">
            <text:p>40,976</text:p>
          </table:table-cell>
          <table:table-cell office:value-type="float" office:value="38.808" calcext:value-type="float">
            <text:p>38,808</text:p>
          </table:table-cell>
          <table:table-cell office:value-type="float" office:value="39.195" calcext:value-type="float">
            <text:p>39,195</text:p>
          </table:table-cell>
          <table:table-cell office:value-type="float" office:value="42.295" calcext:value-type="float">
            <text:p>42,295</text:p>
          </table:table-cell>
          <table:table-cell office:value-type="float" office:value="45.17" calcext:value-type="float">
            <text:p>45,17</text:p>
          </table:table-cell>
          <table:table-cell office:value-type="float" office:value="39.094" calcext:value-type="float">
            <text:p>39,094</text:p>
          </table:table-cell>
          <table:table-cell office:value-type="float" office:value="38.643" calcext:value-type="float">
            <text:p>38,643</text:p>
          </table:table-cell>
          <table:table-cell office:value-type="float" office:value="48.01" calcext:value-type="float">
            <text:p>48,01</text:p>
          </table:table-cell>
          <table:table-cell office:value-type="float" office:value="54.096" calcext:value-type="float">
            <text:p>54,096</text:p>
          </table:table-cell>
          <table:table-cell office:value-type="float" office:value="60.3" calcext:value-type="float">
            <text:p>60,3</text:p>
          </table:table-cell>
          <table:table-cell office:value-type="float" office:value="63.255" calcext:value-type="float">
            <text:p>63,255</text:p>
          </table:table-cell>
          <table:table-cell office:value-type="float" office:value="62.708" calcext:value-type="float">
            <text:p>62,708</text:p>
          </table:table-cell>
          <table:table-cell office:value-type="float" office:value="62.6" calcext:value-type="float">
            <text:p>62,6</text:p>
          </table:table-cell>
          <table:table-cell office:value-type="float" office:value="62.703" calcext:value-type="float">
            <text:p>62,703</text:p>
          </table:table-cell>
          <table:table-cell office:value-type="float" office:value="64.599" calcext:value-type="float">
            <text:p>64,599</text:p>
          </table:table-cell>
          <table:table-cell table:number-columns-repeated="4"/>
          <table:table-cell office:value-type="float" office:value="27.913" calcext:value-type="float">
            <text:p>27,913</text:p>
          </table:table-cell>
          <table:table-cell office:value-type="float" office:value="26.368" calcext:value-type="float">
            <text:p>26,368</text:p>
          </table:table-cell>
          <table:table-cell office:value-type="float" office:value="28.673" calcext:value-type="float">
            <text:p>28,673</text:p>
          </table:table-cell>
          <table:table-cell office:value-type="float" office:value="28.371" calcext:value-type="float">
            <text:p>28,371</text:p>
          </table:table-cell>
          <table:table-cell office:value-type="float" office:value="22.748" calcext:value-type="float">
            <text:p>22,748</text:p>
          </table:table-cell>
          <table:table-cell office:value-type="float" office:value="20.446" calcext:value-type="float">
            <text:p>20,446</text:p>
          </table:table-cell>
          <table:table-cell office:value-type="float" office:value="20.653" calcext:value-type="float">
            <text:p>20,653</text:p>
          </table:table-cell>
          <table:table-cell office:value-type="float" office:value="34.264" calcext:value-type="float">
            <text:p>34,264</text:p>
          </table:table-cell>
          <table:table-cell table:style-name="ce4" office:value-type="float" office:value="35.031" calcext:value-type="float">
            <text:p>35,031</text:p>
          </table:table-cell>
          <table:table-cell table:style-name="ce4" office:value-type="float" office:value="34.881" calcext:value-type="float">
            <text:p>34,881</text:p>
          </table:table-cell>
          <table:table-cell table:style-name="ce4" office:value-type="float" office:value="36.139" calcext:value-type="float">
            <text:p>36,139</text:p>
          </table:table-cell>
          <table:table-cell table:style-name="ce4" office:value-type="float" office:value="42.694" calcext:value-type="float">
            <text:p>42,694</text:p>
          </table:table-cell>
          <table:table-cell table:number-columns-repeated="2" table:style-name="ce4" office:value-type="float" office:value="43.579" calcext:value-type="float">
            <text:p>43,579</text:p>
          </table:table-cell>
          <table:table-cell table:style-name="ce4" office:value-type="float" office:value="49.612" calcext:value-type="float">
            <text:p>49,612</text:p>
          </table:table-cell>
          <table:table-cell table:style-name="ce4" office:value-type="float" office:value="47.726" calcext:value-type="float">
            <text:p>47,726</text:p>
          </table:table-cell>
          <table:table-cell table:style-name="ce4" office:value-type="float" office:value="48.471" calcext:value-type="float">
            <text:p>48,471</text:p>
          </table:table-cell>
          <table:table-cell table:style-name="ce4" office:value-type="float" office:value="51.652" calcext:value-type="float">
            <text:p>51,652</text:p>
          </table:table-cell>
          <table:table-cell office:value-type="float" office:value="38.403" calcext:value-type="float">
            <text:p>38,403</text:p>
          </table:table-cell>
          <table:table-cell office:value-type="float" office:value="39.631" calcext:value-type="float">
            <text:p>39,631</text:p>
          </table:table-cell>
          <table:table-cell office:value-type="float" office:value="44.198" calcext:value-type="float">
            <text:p>44,198</text:p>
          </table:table-cell>
          <table:table-cell office:value-type="float" office:value="47.543" calcext:value-type="float">
            <text:p>47,543</text:p>
          </table:table-cell>
          <table:table-cell office:value-type="float" office:value="45.532" calcext:value-type="float">
            <text:p>45,532</text:p>
          </table:table-cell>
          <table:table-cell office:value-type="float" office:value="51.669" calcext:value-type="float">
            <text:p>51,669</text:p>
          </table:table-cell>
          <table:table-cell office:value-type="float" office:value="48.693" calcext:value-type="float">
            <text:p>48,693</text:p>
          </table:table-cell>
          <table:table-cell office:value-type="float" office:value="49.705" calcext:value-type="float">
            <text:p>49,705</text:p>
          </table:table-cell>
          <table:table-cell office:value-type="float" office:value="55.378" calcext:value-type="float">
            <text:p>55,378</text:p>
          </table:table-cell>
          <table:table-cell office:value-type="float" office:value="56.199" calcext:value-type="float">
            <text:p>56,199</text:p>
          </table:table-cell>
          <table:table-cell office:value-type="float" office:value="57.304" calcext:value-type="float">
            <text:p>57,304</text:p>
          </table:table-cell>
          <table:table-cell office:value-type="float" office:value="56.608" calcext:value-type="float">
            <text:p>56,608</text:p>
          </table:table-cell>
          <table:table-cell table:style-name="ce3" office:value-type="float" office:value="55.104" calcext:value-type="float">
            <text:p>55,104</text:p>
          </table:table-cell>
          <table:table-cell table:style-name="ce3" office:value-type="float" office:value="55.677" calcext:value-type="float">
            <text:p>55,677</text:p>
          </table:table-cell>
          <table:table-cell table:style-name="ce3" office:value-type="float" office:value="59.916" calcext:value-type="float">
            <text:p>59,916</text:p>
          </table:table-cell>
          <table:table-cell table:style-name="ce3" office:value-type="float" office:value="63.647" calcext:value-type="float">
            <text:p>63,647</text:p>
          </table:table-cell>
          <table:table-cell table:style-name="ce3" office:value-type="float" office:value="57.344" calcext:value-type="float">
            <text:p>57,344</text:p>
          </table:table-cell>
          <table:table-cell table:style-name="ce3" office:value-type="float" office:value="65.684" calcext:value-type="float">
            <text:p>65,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.268" calcext:value-type="float">
            <text:p>0,268</text:p>
          </table:table-cell>
          <table:table-cell table:number-columns-repeated="13"/>
          <table:table-cell office:value-type="float" office:value="0.14" calcext:value-type="float">
            <text:p>0,14</text:p>
          </table:table-cell>
          <table:table-cell office:value-type="float" office:value="0.149" calcext:value-type="float">
            <text:p>0,149</text:p>
          </table:table-cell>
          <table:table-cell table:number-columns-repeated="4"/>
          <table:table-cell office:value-type="float" office:value="0.146" calcext:value-type="float">
            <text:p>0,146</text:p>
          </table:table-cell>
          <table:table-cell/>
          <table:table-cell table:style-name="ce4" table:number-columns-repeated="7"/>
          <table:table-cell table:style-name="ce4" office:value-type="float" office:value="0.151" calcext:value-type="float">
            <text:p>0,151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/>
          <table:table-cell/>
          <table:table-cell office:value-type="float" office:value="0.136" calcext:value-type="float">
            <text:p>0,136</text:p>
          </table:table-cell>
          <table:table-cell table:number-columns-repeated="4"/>
          <table:table-cell office:value-type="float" office:value="0.143" calcext:value-type="float">
            <text:p>0,143</text:p>
          </table:table-cell>
          <table:table-cell office:value-type="float" office:value="0.145" calcext:value-type="float">
            <text:p>0,145</text:p>
          </table:table-cell>
          <table:table-cell table:number-columns-repeated="4"/>
          <table:table-cell table:style-name="ce3" table:number-columns-repeated="2"/>
          <table:table-cell table:style-name="ce3" office:value-type="float" office:value="0.157" calcext:value-type="float">
            <text:p>0,157</text:p>
          </table:table-cell>
          <table:table-cell table:style-name="ce3" office:value-type="float" office:value="0.173" calcext:value-type="float">
            <text:p>0,173</text:p>
          </table:table-cell>
          <table:table-cell table:style-name="ce3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0.287" calcext:value-type="float">
            <text:p>0,287</text:p>
          </table:table-cell>
          <table:table-cell table:number-columns-repeated="2"/>
          <table:table-cell office:value-type="float" office:value="0.287" calcext:value-type="float">
            <text:p>0,287</text:p>
          </table:table-cell>
          <table:table-cell table:number-columns-repeated="20"/>
          <table:table-cell office:value-type="float" office:value="0.177" calcext:value-type="float">
            <text:p>0,177</text:p>
          </table:table-cell>
          <table:table-cell table:number-columns-repeated="4"/>
          <table:table-cell table:style-name="ce4" table:number-columns-repeated="10"/>
          <table:table-cell table:number-columns-repeated="12"/>
          <table:table-cell table:style-name="ce3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0.303" calcext:value-type="float">
            <text:p>0,303</text:p>
          </table:table-cell>
          <table:table-cell table:number-columns-repeated="10"/>
          <table:table-cell office:value-type="float" office:value="0.301" calcext:value-type="float">
            <text:p>0,301</text:p>
          </table:table-cell>
          <table:table-cell table:number-columns-repeated="7"/>
          <table:table-cell office:value-type="float" office:value="1.738" calcext:value-type="float">
            <text:p>1,738</text:p>
          </table:table-cell>
          <table:table-cell/>
          <table:table-cell office:value-type="float" office:value="0.176" calcext:value-type="float">
            <text:p>0,176</text:p>
          </table:table-cell>
          <table:table-cell office:value-type="float" office:value="1.943" calcext:value-type="float">
            <text:p>1,943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0.186" calcext:value-type="float">
            <text:p>0,186</text:p>
          </table:table-cell>
          <table:table-cell table:style-name="ce4" table:number-columns-repeated="4"/>
          <table:table-cell table:style-name="ce4" office:value-type="float" office:value="0.188" calcext:value-type="float">
            <text:p>0,188</text:p>
          </table:table-cell>
          <table:table-cell office:value-type="float" office:value="0.193" calcext:value-type="float">
            <text:p>0,193</text:p>
          </table:table-cell>
          <table:table-cell table:number-columns-repeated="2"/>
          <table:table-cell office:value-type="float" office:value="0.185" calcext:value-type="float">
            <text:p>0,185</text:p>
          </table:table-cell>
          <table:table-cell table:number-columns-repeated="4"/>
          <table:table-cell office:value-type="float" office:value="0.177" calcext:value-type="float">
            <text:p>0,177</text:p>
          </table:table-cell>
          <table:table-cell office:value-type="float" office:value="0.178" calcext:value-type="float">
            <text:p>0,178</text:p>
          </table:table-cell>
          <table:table-cell office:value-type="float" office:value="0.188" calcext:value-type="float">
            <text:p>0,188</text:p>
          </table:table-cell>
          <table:table-cell/>
          <table:table-cell table:style-name="ce3" table:number-columns-repeated="4"/>
          <table:table-cell table:style-name="ce3" office:value-type="float" office:value="1.701" calcext:value-type="float">
            <text:p>1,701</text:p>
          </table:table-cell>
          <table:table-cell table:style-name="ce3"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office:value-type="float" office:value="0.311" calcext:value-type="float">
            <text:p>0,311</text:p>
          </table:table-cell>
          <table:table-cell table:number-columns-repeated="2"/>
          <table:table-cell office:value-type="float" office:value="0.309" calcext:value-type="float">
            <text:p>0,309</text:p>
          </table:table-cell>
          <table:table-cell table:number-columns-repeated="5"/>
          <table:table-cell office:value-type="float" office:value="0.261" calcext:value-type="float">
            <text:p>0,261</text:p>
          </table:table-cell>
          <table:table-cell office:value-type="float" office:value="0.317" calcext:value-type="float">
            <text:p>0,317</text:p>
          </table:table-cell>
          <table:table-cell table:number-columns-repeated="6"/>
          <table:table-cell office:value-type="float" office:value="0.327" calcext:value-type="float">
            <text:p>0,327</text:p>
          </table:table-cell>
          <table:table-cell table:number-columns-repeated="11"/>
          <table:table-cell office:value-type="float" office:value="0.211" calcext:value-type="float">
            <text:p>0,211</text:p>
          </table:table-cell>
          <table:table-cell table:style-name="ce4" office:value-type="float" office:value="0.211" calcext:value-type="float">
            <text:p>0,211</text:p>
          </table:table-cell>
          <table:table-cell table:style-name="ce4" office:value-type="float" office:value="0.201" calcext:value-type="float">
            <text:p>0,201</text:p>
          </table:table-cell>
          <table:table-cell table:style-name="ce4"/>
          <table:table-cell table:style-name="ce4" office:value-type="float" office:value="0.208" calcext:value-type="float">
            <text:p>0,208</text:p>
          </table:table-cell>
          <table:table-cell table:style-name="ce4" table:number-columns-repeated="6"/>
          <table:table-cell table:number-columns-repeated="12"/>
          <table:table-cell table:style-name="ce3"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  <table:table-cell office:value-type="float" office:value="0.341" calcext:value-type="float">
            <text:p>0,341</text:p>
          </table:table-cell>
          <table:table-cell table:number-columns-repeated="4"/>
          <table:table-cell office:value-type="float" office:value="0.334" calcext:value-type="float">
            <text:p>0,334</text:p>
          </table:table-cell>
          <table:table-cell table:number-columns-repeated="2"/>
          <table:table-cell office:value-type="float" office:value="0.337" calcext:value-type="float">
            <text:p>0,337</text:p>
          </table:table-cell>
          <table:table-cell office:value-type="float" office:value="0.339" calcext:value-type="float">
            <text:p>0,339</text:p>
          </table:table-cell>
          <table:table-cell table:number-columns-repeated="14"/>
          <table:table-cell table:style-name="ce4" table:number-columns-repeated="5"/>
          <table:table-cell table:style-name="ce4" office:value-type="float" office:value="0.186" calcext:value-type="float">
            <text:p>0,186</text:p>
          </table:table-cell>
          <table:table-cell table:style-name="ce4" table:number-columns-repeated="4"/>
          <table:table-cell table:number-columns-repeated="2"/>
          <table:table-cell office:value-type="float" office:value="0.213" calcext:value-type="float">
            <text:p>0,213</text:p>
          </table:table-cell>
          <table:table-cell/>
          <table:table-cell office:value-type="float" office:value="0.227" calcext:value-type="float">
            <text:p>0,227</text:p>
          </table:table-cell>
          <table:table-cell table:number-columns-repeated="6"/>
          <table:table-cell office:value-type="float" office:value="0.216" calcext:value-type="float">
            <text:p>0,216</text:p>
          </table:table-cell>
          <table:table-cell table:style-name="ce3" office:value-type="float" office:value="0.216" calcext:value-type="float">
            <text:p>0,216</text:p>
          </table:table-cell>
          <table:table-cell table:style-name="ce3" table:number-columns-repeated="4"/>
          <table:table-cell table:style-name="ce3" office:value-type="float" office:value="0.218" calcext:value-type="float">
            <text:p>0,2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348" calcext:value-type="float">
            <text:p>0,348</text:p>
          </table:table-cell>
          <table:table-cell table:number-columns-repeated="2"/>
          <table:table-cell office:value-type="float" office:value="0.357" calcext:value-type="float">
            <text:p>0,357</text:p>
          </table:table-cell>
          <table:table-cell table:number-columns-repeated="27"/>
          <table:table-cell table:style-name="ce4" table:number-columns-repeated="2"/>
          <table:table-cell table:style-name="ce4" office:value-type="float" office:value="0.245" calcext:value-type="float">
            <text:p>0,245</text:p>
          </table:table-cell>
          <table:table-cell table:style-name="ce4" table:number-columns-repeated="7"/>
          <table:table-cell table:number-columns-repeated="12"/>
          <table:table-cell table:style-name="ce3"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8"/>
          <table:table-cell office:value-type="float" office:value="0.38" calcext:value-type="float">
            <text:p>0,38</text:p>
          </table:table-cell>
          <table:table-cell table:number-columns-repeated="4"/>
          <table:table-cell table:number-columns-repeated="2" office:value-type="float" office:value="0.38" calcext:value-type="float">
            <text:p>0,38</text:p>
          </table:table-cell>
          <table:table-cell table:number-columns-repeated="16"/>
          <table:table-cell table:style-name="ce4" table:number-columns-repeated="6"/>
          <table:table-cell table:style-name="ce4" office:value-type="float" office:value="0.264" calcext:value-type="float">
            <text:p>0,264</text:p>
          </table:table-cell>
          <table:table-cell table:style-name="ce4" table:number-columns-repeated="3"/>
          <table:table-cell table:number-columns-repeated="3"/>
          <table:table-cell office:value-type="float" office:value="0.248" calcext:value-type="float">
            <text:p>0,248</text:p>
          </table:table-cell>
          <table:table-cell/>
          <table:table-cell office:value-type="float" office:value="0.256" calcext:value-type="float">
            <text:p>0,256</text:p>
          </table:table-cell>
          <table:table-cell table:number-columns-repeated="6"/>
          <table:table-cell table:style-name="ce3"/>
          <table:table-cell table:style-name="ce3" office:value-type="float" office:value="0.244" calcext:value-type="float">
            <text:p>0,244</text:p>
          </table:table-cell>
          <table:table-cell table:style-name="ce3" table:number-columns-repeated="4"/>
        </table:table-row>
        <table:table-row table:style-name="ro1">
          <table:table-cell table:number-columns-repeated="24"/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20s</text:p>
          </table:table-cell>
          <table:table-cell table:number-columns-repeated="22"/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5 V</text:p>
          </table:table-cell>
          <table:table-cell table:number-columns-repeated="22"/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Pseudo-périodicité</text:p>
          </table:table-cell>
          <table:table-cell table:number-columns-repeated="23"/>
          <table:table-cell table:style-name="Default" table:number-columns-repeated="8"/>
          <table:table-cell/>
          <table:table-cell table:style-name="Default" table:number-columns-repeated="7"/>
          <table:table-cell table:number-columns-repeated="2"/>
          <table:table-cell table:style-name="Default" table:number-columns-repeated="1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10:10:24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10:52:10.187000000</meta:creation-date>
    <dc:date>2023-02-07T11:56:50.878000000</dc:date>
    <meta:editing-duration>PT2H51M11S</meta:editing-duration>
    <meta:editing-cycles>32</meta:editing-cycles>
    <meta:generator>LibreOffice/6.0.7.3$Windows_X86_64 LibreOffice_project/dc89aa7a9eabfd848af146d5086077aeed2ae4a5</meta:generator>
    <meta:document-statistic meta:table-count="1" meta:cell-count="234" meta:object-count="0"/>
  </office:meta>
</office:document-meta>
</file>